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xinEmitter.getInterfaces( Class [ ] 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xinEmitter.getMethods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xinEmitter.MixinEmitter( ClassVisitor v , String className , Class [ ] classes , int [ ] rou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43">
            <text:p text:style-name="Table_20_Contents">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